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lter content in Linux</text:h>
      <text:p text:style-name="Text_20_body">In this reading, you’ll continue exploring Linux commands, which can help you filter for the information you need. You’ll learn a new Linux command, <text:span text:style-name="Variable">find</text:span>, which can help you search files and directories for specific information.</text:p>
      <text:h text:style-name="Heading_20_2" text:outline-level="2">Filtering for information</text:h>
      <text:p text:style-name="Text_20_body">You previously explored how filtering for information is an important skill for security analysts. <text:span text:style-name="Strong_20_Emphasis">Filtering </text:span>is selecting data that match a certain condition. For example, if you had a virus in your system that only affected the <text:span text:style-name="Variable">.txt</text:span> files, you could use filtering to find these files quickly. Filtering allows you to search based on specific criteria, such as file extension or a string of text.</text:p>
      <text:h text:style-name="Heading_20_2" text:outline-level="2">grep</text:h>
      <text:p text:style-name="Text_20_body">The <text:span text:style-name="Variable">grep</text:span> command searches a specified file and returns all lines in the file containing a specified string. The <text:span text:style-name="Variable">grep</text:span> command commonly takes two arguments: a specific string to search for and a specific file to search through.</text:p>
      <text:p text:style-name="Text_20_body">For example, entering <text:span text:style-name="Variable">grep OS updates.txt</text:span> returns all lines containing <text:span text:style-name="Variable">OS</text:span> in the <text:span text:style-name="Variable">updates.txt</text:span> file. In this example, <text:span text:style-name="Variable">OS</text:span> is the specific string to search for, and <text:span text:style-name="Variable">updates.txt</text:span> is the specific file to search through.</text:p>
      <text:h text:style-name="Heading_20_2" text:outline-level="2">Piping</text:h>
      <text:p text:style-name="Text_20_body">The pipe command is accessed using the pipe character (<text:span text:style-name="Variable">|</text:span>). <text:span text:style-name="Strong_20_Emphasis">Piping</text:span> sends the standard output of one command as standard input to another command for further processing. As a reminder, <text:span text:style-name="Strong_20_Emphasis">standard output</text:span> is information returned by the OS through the shell, and <text:span text:style-name="Strong_20_Emphasis">standard input</text:span> is information received by the OS via the command line. </text:p>
      <text:p text:style-name="Text_20_body">The pipe character (<text:span text:style-name="Variable">|</text:span>) is located in various places on a keyboard. On many keyboards, it’s located on the same key as the backslash character (<text:span text:style-name="Variable">\</text:span>). On some keyboards, the <text:span text:style-name="Variable">|</text:span> can look different and have a small space through the middle of the line. If you can’t find the <text:span text:style-name="Variable">|</text:span>, search online for its location on your particular keyboard. </text:p>
      <text:p text:style-name="Text_20_body">When used with <text:span text:style-name="Variable">grep</text:span>, the pipe can help you find directories and files containing a specific word in their names. For example, <text:span text:style-name="Variable">ls /home/analyst/reports | grep users</text:span> returns the file and directory names in the <text:span text:style-name="Variable">reports</text:span> directory that contain <text:span text:style-name="Variable">users</text:span>. Before the pipe, <text:span text:style-name="Variable">ls</text:span> indicates to list the names of the files and directories in <text:span text:style-name="Variable">reports</text:span>. Then, it sends this output to the command after the pipe. In this case, <text:span text:style-name="Variable">grep users</text:span> returns all of the file or directory names containing <text:span text:style-name="Variable">users</text:span> from the input it received.</text:p>
      <text:p text:style-name="Text_20_body"><text:span text:style-name="Strong_20_Emphasis">Note: </text:span>Piping is a general form of redirection in Linux and can be used for multiple tasks other than filtering. You can think of piping as a general tool that you can use whenever you want the output of one command to become the input of another command.</text:p>
      <text:h text:style-name="Heading_20_2" text:outline-level="2"><text:soft-page-break/>find</text:h>
      <text:p text:style-name="Text_20_body">The <text:span text:style-name="Variable">find</text:span> command searches for directories and files that meet specified criteria. There’s a wide range of criteria that can be specified with <text:span text:style-name="Variable">find</text:span>. For example, you can search for files and directories that</text:p>
      <text:list text:style-name="L1">
        <text:list-item>
          <text:p text:style-name="P1">Contain a specific string in the name,</text:p>
        </text:list-item>
        <text:list-item>
          <text:p text:style-name="P1">Are a certain file size, or</text:p>
        </text:list-item>
        <text:list-item>
          <text:p text:style-name="P1">Were last modified within a certain time frame.</text:p>
        </text:list-item>
      </text:list>
      <text:p text:style-name="Text_20_body">When using <text:span text:style-name="Variable">find</text:span>, the first argument after <text:span text:style-name="Variable">find</text:span> indicates where to start searching. For example, entering <text:span text:style-name="Variable">find /home/analyst/projects</text:span> searches for everything starting at the <text:span text:style-name="Variable">projects</text:span> directory. </text:p>
      <text:p text:style-name="Text_20_body">After this first argument, you need to indicate your criteria for the search. If you don’t include a specific search criteria with your second argument, your search will likely return a lot of directories and files. </text:p>
      <text:p text:style-name="Text_20_body">Specifying criteria involves options. <text:span text:style-name="Strong_20_Emphasis">Options</text:span> modify the behavior of a command and commonly begin with a hyphen (<text:span text:style-name="Variable">-</text:span>). </text:p>
      <text:h text:style-name="Heading_20_3" text:outline-level="3"><text:span text:style-name="Strong_20_Emphasis">-name and -iname</text:span></text:h>
      <text:p text:style-name="Text_20_body">One key criteria analysts might use with <text:span text:style-name="Variable">find</text:span> is to find file or directory names that contain a specific string. The specific string you’re searching for must be entered in quotes after the <text:span text:style-name="Variable">-name</text:span> or <text:span text:style-name="Variable">-iname</text:span> options. The difference between these two options is that <text:span text:style-name="Variable">-name</text:span> is case-sensitive, and <text:span text:style-name="Variable">-iname</text:span> is not. </text:p>
      <text:p text:style-name="Text_20_body">For example, you might want to find all files in the <text:span text:style-name="Variable">projects</text:span> directory that contain the word “log” in the file name. To do this, you’d enter <text:span text:style-name="Variable">find /home/analyst/projects -name "*log*"</text:span>. You could also enter <text:span text:style-name="Variable">find /home/analyst/projects -iname "*log*"</text:span>.</text:p>
      <text:p text:style-name="Text_20_body">In these examples, the output would be all files in the <text:span text:style-name="Variable">projects</text:span> directory that contain <text:span text:style-name="Variable">log</text:span> surrounded by zero or more characters. The <text:span text:style-name="Variable">"*log*"</text:span> portion of the command is the search criteria that indicates to search for the string “log”. When <text:span text:style-name="Variable">-name</text:span> is the option, files with names that include <text:span text:style-name="Variable">Log</text:span> or <text:span text:style-name="Variable">LOG</text:span>, for example, wouldn’t be returned because this option is case-sensitive. However, they would be returned when <text:span text:style-name="Variable">-iname</text:span> is the option.</text:p>
      <text:p text:style-name="Text_20_body"><text:span text:style-name="Strong_20_Emphasis">Note</text:span>: An asterisk (<text:span text:style-name="Variable">*</text:span>) is used as a wildcard to represent zero or more unknown characters.</text:p>
      <text:h text:style-name="Heading_20_3" text:outline-level="3"><text:span text:style-name="Strong_20_Emphasis">-mtime</text:span></text:h>
      <text:p text:style-name="Text_20_body">Security analysts might also use <text:span text:style-name="Variable">find</text:span> to find files or directories last modified within a certain time frame. The <text:span text:style-name="Variable">-mtime</text:span> option can be used for this search. For example, entering <text:span text:style-name="Variable">find /home/analyst/projects -mtime -3</text:span> returns all files and directories in the <text:span text:style-name="Variable">projects</text:span> directory that have been modified within the past three days. </text:p>
      <text:p text:style-name="Text_20_body">The <text:span text:style-name="Variable">-mtime</text:span> option search is based on days, so entering <text:span text:style-name="Variable">-mtime +1</text:span> indicates all files or directories last modified more than one day ago, and entering <text:span text:style-name="Variable">-mtime -1</text:span> indicates all files or directories last modified less than one day ago. </text:p>
      <text:p text:style-name="Text_20_body"><text:soft-page-break/><text:span text:style-name="Strong_20_Emphasis">Note:</text:span> The option <text:span text:style-name="Variable">-mmin</text:span> can be used instead of <text:span text:style-name="Variable">-mtime</text:span> if you want to base the search on minutes rather than days.</text:p>
      <text:h text:style-name="Heading_20_2" text:outline-level="2">Key takeaways</text:h>
      <text:p text:style-name="Text_20_body">Filtering for information using Linux commands is an important skill for security analysts so that they can customize data to fit their needs. Three key Linux commands for this are <text:span text:style-name="Variable">grep</text:span>, piping (<text:span text:style-name="Variable">|</text:span>), and <text:span text:style-name="Variable">find</text:span>. These commands can be used to navigate and filter for information in the file syste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03:01:30.329000000</meta:creation-date>
    <dc:date>2023-09-26T03:09:01.548000000</dc:date>
    <meta:editing-duration>PT7M31S</meta:editing-duration>
    <meta:editing-cycles>1</meta:editing-cycles>
    <meta:document-statistic meta:table-count="0" meta:image-count="0" meta:object-count="0" meta:page-count="3" meta:paragraph-count="31" meta:word-count="922" meta:character-count="5470" meta:non-whitespace-character-count="4574"/>
    <meta:generator>LibreOffice/7.4.1.2$Windows_X86_64 LibreOffice_project/3c58a8f3a960df8bc8fd77b461821e42c061c5f0</meta:generator>
  </office:meta>
</office:document-meta>
</file>